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3Dumb" svg:font-family="3Dumb" style:font-pitch="variable"/>
    <style:font-face style:name="Bitter" svg:font-family="Bitter" style:font-pitch="variable"/>
    <style:font-face style:name="Inconsolata" svg:font-family="Inconsolata" style:font-pitch="variable"/>
    <style:font-face style:name="Liberation Sans1" svg:font-family="'Liberation Sans'" style:font-pitch="variable"/>
    <style:font-face style:name="American Typewriter" svg:font-family="'American Typewriter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1.164cm" svg:stroke-color="#c5000b" draw:marker-start-width="1.936cm" draw:marker-end-width="1.936cm" svg:stroke-opacity="100%" draw:fill="none" draw:textarea-horizontal-align="justify" draw:textarea-vertical-align="middle" draw:auto-grow-height="false" fo:min-height="9.596cm" fo:min-width="9.346cm" fo:padding-top="0.591cm" fo:padding-bottom="0.591cm" fo:padding-left="0.716cm" fo:padding-right="0.716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7.37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7.82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3Dumb" fo:font-size="48pt" style:font-size-asian="48pt" style:font-size-complex="48pt"/>
    </style:style>
    <style:style style:name="P3" style:family="paragraph">
      <loext:graphic-properties draw:fill="none" draw:fill-color="#ffffff"/>
      <style:paragraph-properties fo:text-align="center"/>
      <style:text-properties style:font-name="3Dumb" fo:font-size="48pt" style:font-size-asian="48pt" style:font-size-complex="48pt"/>
    </style:style>
    <style:style style:name="P4" style:family="paragraph">
      <style:paragraph-properties fo:text-align="center"/>
      <style:text-properties style:font-name="Bitter" fo:font-size="150pt"/>
    </style:style>
    <style:style style:name="P5" style:family="paragraph">
      <loext:graphic-properties draw:fill="none" draw:fill-color="#ffffff"/>
      <style:paragraph-properties fo:text-align="center"/>
      <style:text-properties style:font-name="Bitter" fo:font-size="150pt" style:font-size-asian="150pt" style:font-size-complex="150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Inconsolata" fo:font-size="150pt" style:font-size-asian="150pt" style:font-size-complex="150pt"/>
    </style:style>
    <style:style style:name="P8" style:family="paragraph">
      <loext:graphic-properties draw:fill="none" draw:fill-color="#ffffff"/>
      <style:paragraph-properties fo:text-align="center"/>
      <style:text-properties style:font-name="American Typewriter" fo:font-size="150pt" style:font-size-asian="150pt" style:font-size-complex="150pt"/>
    </style:style>
    <style:style style:name="P9" style:family="paragraph">
      <style:paragraph-properties fo:text-align="center"/>
      <style:text-properties style:font-name="3Dumb"/>
    </style:style>
    <style:style style:name="P10" style:family="paragraph">
      <loext:graphic-properties draw:fill="none" draw:fill-color="#ffffff"/>
      <style:paragraph-properties fo:text-align="center"/>
      <style:text-properties style:font-name="3Dumb" fo:font-size="150pt" style:font-size-asian="150pt" style:font-size-complex="150pt"/>
    </style:style>
    <style:style style:name="P11" style:family="paragraph">
      <style:paragraph-properties fo:text-align="center"/>
      <style:text-properties style:font-name="3Dumb" fo:font-size="150pt"/>
    </style:style>
    <style:style style:name="T1" style:family="text">
      <style:text-properties style:font-name="3Dumb" fo:font-size="60pt" style:font-size-asian="60pt" style:font-size-complex="60pt"/>
    </style:style>
    <style:style style:name="T2" style:family="text">
      <style:text-properties style:font-name="Bitter" fo:font-size="158.5pt" style:font-size-asian="158.5pt" style:font-size-complex="158.5pt"/>
    </style:style>
    <style:style style:name="T3" style:family="text">
      <style:text-properties style:font-name="Inconsolata" fo:font-size="219.699996948242pt" style:font-size-asian="219.699996948242pt" style:font-size-complex="219.699996948242pt"/>
    </style:style>
    <style:style style:name="T4" style:family="text">
      <style:text-properties style:font-name="American Typewriter" fo:font-size="154.699996948242pt" style:font-size-asian="154.699996948242pt" style:font-size-complex="154.699996948242pt"/>
    </style:style>
    <style:style style:name="T5" style:family="text">
      <style:text-properties style:font-name="Bitter" fo:font-size="80pt" style:font-size-asian="80pt" style:font-size-complex="80pt"/>
    </style:style>
    <style:style style:name="T6" style:family="text">
      <style:text-properties style:font-name="Bitter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15.24cm" svg:x="6.38cm" svg:y="2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4.224cm" svg:height="8.683cm" svg:x="6.888cm" svg:y="6.162cm">
          <draw:text-box>
            <text:p text:style-name="P2"><text:span text:style-name="T1">DAVID</text:span></text:p>
            <text:p text:style-name="P2"><text:span text:style-name="T1">&amp;</text:span></text:p>
            <text:p text:style-name="P2"><text:span text:style-name="T1"><text:s/></text:span><text:span text:style-name="T1">GUNNAR</text:span></text:p>
            <text:p text:style-name="P2"><text:span text:style-name="T1">SHOW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15.24cm" svg:height="15.24cm" svg:x="6.38cm" svg:y="2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14.224cm" svg:height="8.074cm" svg:x="6.888cm" svg:y="6.463cm">
          <draw:text-box>
            <text:p text:style-name="P4"><text:span text:style-name="T2">D&amp;G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15.24cm" svg:height="15.24cm" svg:x="6.38cm" svg:y="2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draw:layer="layout" svg:width="14.224cm" svg:height="8.078cm" svg:x="6.888cm" svg:y="6.461cm">
          <draw:text-box>
            <text:p text:style-name="P6"><text:span text:style-name="T3">D&amp;G</text:span></text:p>
          </draw:text-box>
        </draw:frame>
      </draw:page>
      <draw:page draw:name="page4" draw:style-name="dp1" draw:master-page-name="Default">
        <draw:custom-shape draw:style-name="gr1" draw:text-style-name="P1" draw:layer="layout" svg:width="15.24cm" svg:height="15.24cm" svg:x="6.38cm" svg:y="2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8" draw:layer="layout" svg:width="14.224cm" svg:height="7.62cm" svg:x="6.888cm" svg:y="6.69cm">
          <draw:text-box>
            <text:p text:style-name="P6"><text:span text:style-name="T4">D&amp;G</text:span></text:p>
          </draw:text-box>
        </draw:frame>
      </draw:page>
      <draw:page draw:name="page5" draw:style-name="dp1" draw:master-page-name="Default">
        <draw:custom-shape draw:style-name="gr1" draw:text-style-name="P1" draw:layer="layout" svg:width="15.24cm" svg:height="15.24cm" svg:x="6.38cm" svg:y="2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0" draw:layer="layout" svg:width="14.224cm" svg:height="7.62cm" svg:x="6.888cm" svg:y="6.682cm">
          <draw:text-box>
            <text:p text:style-name="P9"><text:span text:style-name="T5">TRUST</text:span></text:p>
            <text:p text:style-name="P9"><text:span text:style-name="T5">NOBODY</text:span></text:p>
          </draw:text-box>
        </draw:frame>
      </draw:page>
      <draw:page draw:name="page6" draw:style-name="dp1" draw:master-page-name="Default">
        <draw:custom-shape draw:style-name="gr1" draw:text-style-name="P1" draw:layer="layout" svg:width="15.24cm" svg:height="15.24cm" svg:x="6.38cm" svg:y="2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0" draw:layer="layout" svg:width="14.224cm" svg:height="7.62cm" svg:x="6.888cm" svg:y="6.677cm">
          <draw:text-box>
            <text:p text:style-name="P11"><text:span text:style-name="T6">NOT MY CIRCUS</text:span></text:p>
            <text:p text:style-name="P11"><text:span text:style-name="T6">NOT MY MONKE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3Dumb" svg:font-family="3Dumb" style:font-pitch="variable"/>
    <style:font-face style:name="Bitter" svg:font-family="Bitter" style:font-pitch="variable"/>
    <style:font-face style:name="Inconsolata" svg:font-family="Inconsolata" style:font-pitch="variable"/>
    <style:font-face style:name="Liberation Sans1" svg:font-family="'Liberation Sans'" style:font-pitch="variable"/>
    <style:font-face style:name="American Typewriter" svg:font-family="'American Typewriter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unnar Hellekson</meta:initial-creator>
    <meta:creation-date>2015-12-04T15:50:00.505339000</meta:creation-date>
    <dc:date>2015-12-04T20:40:01.462069000</dc:date>
    <dc:creator>Gunnar Hellekson</dc:creator>
    <meta:editing-duration>PT3H45M51S</meta:editing-duration>
    <meta:editing-cycles>5</meta:editing-cycles>
    <meta:generator>LibreOffice/4.4.6.3$MacOSX_X86_64 LibreOffice_project/e8938fd3328e95dcf59dd64e7facd2c7d67c704d</meta:generator>
    <meta:document-statistic meta:object-count="12"/>
  </office:meta>
</office:document-meta>
</file>